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244in"/>
    </style:style>
    <style:style style:name="co2" style:family="table-column">
      <style:table-column-properties fo:break-before="auto" style:column-width="1.8425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589in"/>
    </style:style>
    <style:style style:name="co5" style:family="table-column">
      <style:table-column-properties fo:break-before="auto" style:column-width="2.8563in"/>
    </style:style>
    <style:style style:name="co6" style:family="table-column">
      <style:table-column-properties fo:break-before="auto" style:column-width="2.3201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705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Accent_20_2" style:data-style-name="N1012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129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Construction</text:p>
          </table:table-cell>
          <table:table-cell table:style-name="ce1" office:value-type="string" calcext:value-type="string">
            <text:p>Part purpos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Website Link</text:p>
          </table:table-cell>
          <table:table-cell table:style-name="ce4" office:value-type="string" calcext:value-type="string">
            <text:p>Price Per Unit <text:span text:style-name="T1">(excl. Tax)</text:span></text:p>
          </table:table-cell>
          <table:table-cell table:style-name="ce4" office:value-type="string" calcext:value-type="string">
            <text:p>Total Price <text:span text:style-name="T1">(excl. tax)</text:span>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Reason For Choic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Frame</text:p>
          </table:table-cell>
          <table:table-cell office:value-type="string" calcext:value-type="string">
            <text:p>Y-Axis 40x40 246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460 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</text:a></text:p>
          </table:table-cell>
          <table:table-cell office:value-type="currency" office:currency="EUR" office:value="66.2" calcext:value-type="currency">
            <text:p>€ 66.20</text:p>
          </table:table-cell>
          <table:table-cell table:formula="of:=[.F3]*[.C3]" office:value-type="currency" office:currency="EUR" office:value="264.8" calcext:value-type="currency">
            <text:p>€ 264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246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68.92" calcext:value-type="currency">
            <text:p>€ 68.92</text:p>
          </table:table-cell>
          <table:table-cell table:formula="of:=[.F4]*[.C3]" office:value-type="currency" office:currency="EUR" office:value="275.68" calcext:value-type="currency">
            <text:p>€ 275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246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32.08" calcext:value-type="currency">
            <text:p>€ 32.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40x40 4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4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10.76" calcext:value-type="currency">
            <text:p>€ 10.76</text:p>
          </table:table-cell>
          <table:table-cell table:formula="of:=[.F7]*[.C7]" office:value-type="currency" office:currency="EUR" office:value="43.04" calcext:value-type="currency">
            <text:p>€ 43.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4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11.2" calcext:value-type="currency">
            <text:p>€ 11.20</text:p>
          </table:table-cell>
          <table:table-cell table:formula="of:=[.F8]*[.C7]" office:value-type="currency" office:currency="EUR" office:value="44.8" calcext:value-type="currency">
            <text:p>€ 44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4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6.48" calcext:value-type="currency">
            <text:p>€ 6.48</text:p>
          </table:table-cell>
          <table:table-cell table:formula="of:=[.F9]*[.C7]" office:value-type="currency" office:currency="EUR" office:value="25.92" calcext:value-type="currency">
            <text:p>€ 25.9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Motor Holding 40x40 15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15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8.05" calcext:value-type="currency">
            <text:p>€ 8.05</text:p>
          </table:table-cell>
          <table:table-cell table:formula="of:=[.F11]*[.C11]" office:value-type="currency" office:currency="EUR" office:value="32.2" calcext:value-type="currency">
            <text:p>€ 32.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15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4.2" calcext:value-type="currency">
            <text:p>€ 4.20</text:p>
          </table:table-cell>
          <table:table-cell table:formula="of:=[.F12]*[.C11]" office:value-type="currency" office:currency="EUR" office:value="16.8" calcext:value-type="currency">
            <text:p>€ 16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15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.04" calcext:value-type="currency">
            <text:p>€ 4.04</text:p>
          </table:table-cell>
          <table:table-cell table:formula="of:=[.F13]*[.C11]" office:value-type="currency" office:currency="EUR" office:value="16.16" calcext:value-type="currency">
            <text:p>€ 16.1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Axis 40x40 28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8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75.34" calcext:value-type="currency">
            <text:p>€ 75.34</text:p>
          </table:table-cell>
          <table:table-cell table:formula="of:=[.F15]*[.C15]" office:value-type="currency" office:currency="EUR" office:value="301.36" calcext:value-type="currency">
            <text:p>€ 301.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28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85.4" calcext:value-type="currency">
            <text:p>€ 85.40</text:p>
          </table:table-cell>
          <table:table-cell table:formula="of:=[.F16]*[.C15]" office:value-type="currency" office:currency="EUR" office:value="341.6" calcext:value-type="currency">
            <text:p>€ 341.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28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3.59" calcext:value-type="currency">
            <text:p>€ 43.59</text:p>
          </table:table-cell>
          <table:table-cell table:formula="of:=[.F17]*[.C15]" office:value-type="currency" office:currency="EUR" office:value="174.36" calcext:value-type="currency">
            <text:p>€ 174.3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Axis 40x40 45deg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UMIi Reinforcement Brackets</text:p>
          </table:table-cell>
          <table:table-cell office:value-type="string" calcext:value-type="string">
            <text:p><text:a xlink:href="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" xlink:type="simple">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</text:a></text:p>
          </table:table-cell>
          <table:table-cell office:value-type="currency" office:currency="EUR" office:value="31.23" calcext:value-type="currency">
            <text:p>€ 31.23</text:p>
          </table:table-cell>
          <table:table-cell table:formula="of:=[.F19]*[.C19]" office:value-type="currency" office:currency="EUR" office:value="124.92" calcext:value-type="currency">
            <text:p>€ 124.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45 degree support</text:p>
          </table:table-cell>
          <table:table-cell office:value-type="string" calcext:value-type="string">
            <text:p>https://parco-inc.com/product/h25256-45-2525-45-4545-lite-160mm-45-degree-support/</text:p>
          </table:table-cell>
          <table:table-cell office:value-type="currency" office:currency="EUR" office:value="44.67" calcext:value-type="currency">
            <text:p>€ 44.67</text:p>
          </table:table-cell>
          <table:table-cell table:formula="of:=[.F20]*[.C19]" office:value-type="currency" office:currency="EUR" office:value="178.68" calcext:value-type="currency">
            <text:p>€ 178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550 M8 + TULI 40x40 45deg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 &amp; <text:a xlink:href="https://www.tuli-shop.com/connector-angle-45" xlink:type="simple">https://www.tuli-shop.com/connector-angle-45</text:a></text:p>
          </table:table-cell>
          <table:table-cell office:value-type="currency" office:currency="EUR" office:value="24.95" calcext:value-type="currency">
            <text:p>€ 24.95</text:p>
          </table:table-cell>
          <table:table-cell table:formula="of:=[.F21]*[.C19]" office:value-type="currency" office:currency="EUR" office:value="99.8" calcext:value-type="currency">
            <text:p>€ 99.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-Bracke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SUMi Brackets HBKTST8-SEC</text:p>
          </table:table-cell>
          <table:table-cell office:value-type="string" calcext:value-type="string">
            <text:p><text:a xlink:href="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" xlink:type="simple">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</text:a></text:p>
          </table:table-cell>
          <table:table-cell office:value-type="currency" office:currency="EUR" office:value="5.44" calcext:value-type="currency">
            <text:p>€ 5.44</text:p>
          </table:table-cell>
          <table:table-cell table:formula="of:=[.F23]*[.C23]" office:value-type="currency" office:currency="EUR" office:value="130.56" calcext:value-type="currency">
            <text:p>€ 130.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B43323 40S</text:p>
          </table:table-cell>
          <table:table-cell office:value-type="string" calcext:value-type="string">
            <text:p><text:a xlink:href="https://parco-inc.com/product/40-s-2-hole-inside-gusset-corner-bracket/" xlink:type="simple">https://parco-inc.com/product/40-s-2-hole-inside-gusset-corner-bracket/</text:a></text:p>
          </table:table-cell>
          <table:table-cell office:value-type="currency" office:currency="EUR" office:value="5.41" calcext:value-type="currency">
            <text:p>€ 5.41</text:p>
          </table:table-cell>
          <table:table-cell table:formula="of:=[.F24]*[.C23]" office:value-type="currency" office:currency="EUR" office:value="129.84" calcext:value-type="currency">
            <text:p>€ 129.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Bracket ALU 40x40 </text:p>
          </table:table-cell>
          <table:table-cell office:value-type="string" calcext:value-type="string">
            <text:p><text:a xlink:href="https://www.tuli-shop.com/bracket-alu-40x40" xlink:type="simple">https://www.tuli-shop.com/bracket-alu-40x40</text:a></text:p>
          </table:table-cell>
          <table:table-cell office:value-type="currency" office:currency="EUR" office:value="1.56" calcext:value-type="currency">
            <text:p>€ 1.56</text:p>
          </table:table-cell>
          <table:table-cell table:formula="of:=[.F25]*[.C23]" office:value-type="currency" office:currency="EUR" office:value="37.44" calcext:value-type="currency">
            <text:p>€ 37.4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-bo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HATL8-8-20</text:p>
          </table:table-cell>
          <table:table-cell office:value-type="string" calcext:value-type="string">
            <text:p><text:a xlink:href="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" xlink:type="simple">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</text:a></text:p>
          </table:table-cell>
          <table:table-cell office:value-type="currency" office:currency="EUR" office:value="1.03" calcext:value-type="currency">
            <text:p>€ 1.03</text:p>
          </table:table-cell>
          <table:table-cell table:formula="of:=[.F27]*[.C27]" office:value-type="currency" office:currency="EUR" office:value="30.9" calcext:value-type="currency">
            <text:p>€ 30.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F13144ZM</text:p>
          </table:table-cell>
          <table:table-cell office:value-type="string" calcext:value-type="string">
            <text:p><text:a xlink:href="https://parco-inc.com/product/drop-in-t-stud-m6-x-20-zinc-plated-steel/" xlink:type="simple">https://parco-inc.com/product/drop-in-t-stud-m6-x-20-zinc-plated-steel/</text:a></text:p>
          </table:table-cell>
          <table:table-cell office:value-type="currency" office:currency="EUR" office:value="1.52" calcext:value-type="currency">
            <text:p>€ 1.52</text:p>
          </table:table-cell>
          <table:table-cell table:formula="of:=[.F28]*[.C27]" office:value-type="currency" office:currency="EUR" office:value="45.6" calcext:value-type="currency">
            <text:p>€ 45.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ammer head screw U10 M8 L20 (11047)</text:p>
          </table:table-cell>
          <table:table-cell office:value-type="string" calcext:value-type="string">
            <text:p><text:a xlink:href="https://www.tuli-shop.com/hammer-head-screw-u10m8l20" xlink:type="simple">https://www.tuli-shop.com/hammer-head-screw-u10m8l20</text:a></text:p>
          </table:table-cell>
          <table:table-cell office:value-type="currency" office:currency="EUR" office:value="0.52" calcext:value-type="currency">
            <text:p>€ 0.52</text:p>
          </table:table-cell>
          <table:table-cell table:formula="of:=[.F29]*[.C27]" office:value-type="currency" office:currency="EUR" office:value="15.6" calcext:value-type="currency">
            <text:p>€ 15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-slot connect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1 unit = 400pcs Flanged Nuts</text:p>
          </table:table-cell>
          <table:table-cell office:value-type="string" calcext:value-type="string">
            <text:p><text:a xlink:href="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" xlink:type="simple">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</text:a></text:p>
          </table:table-cell>
          <table:table-cell table:number-columns-repeated="2" office:value-type="currency" office:currency="EUR" office:value="68.97" calcext:value-type="currency">
            <text:p>€ 68.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F14156ZM</text:p>
          </table:table-cell>
          <table:table-cell office:value-type="string" calcext:value-type="string">
            <text:p><text:a xlink:href="https://parco-inc.com/product/m6-flanged-hex-nut-bright-zinc/" xlink:type="simple">https://parco-inc.com/product/m6-flanged-hex-nut-bright-zinc/</text:a></text:p>
          </table:table-cell>
          <table:table-cell office:value-type="currency" office:currency="EUR" office:value="0.19" calcext:value-type="currency">
            <text:p>€ 0.19</text:p>
          </table:table-cell>
          <table:table-cell table:formula="of:=[.F32]*[.C31]" office:value-type="currency" office:currency="EUR" office:value="5.7" calcext:value-type="currency">
            <text:p>€ 5.7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Flange Nut M8 (11052)</text:p>
          </table:table-cell>
          <table:table-cell office:value-type="string" calcext:value-type="string">
            <text:p><text:a xlink:href="https://www.tuli-shop.com/flange-nut-m8" xlink:type="simple">https://www.tuli-shop.com/flange-nut-m8</text:a>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33]*[.C31]" office:value-type="currency" office:currency="EUR" office:value="3.6" calcext:value-type="currency">
            <text:p>€ 3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Ball Bearings</text:p>
          </table:table-cell>
          <table:table-cell office:value-type="string" calcext:value-type="string">
            <text:p>Z-Axis Fixed Side Suppor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BF 15 Economy</text:p>
          </table:table-cell>
          <table:table-cell office:value-type="string" calcext:value-type="string">
            <text:p>https://www.tuli-shop.com/economy-ball-screw-support-bearing-bf-15</text:p>
          </table:table-cell>
          <table:table-cell office:value-type="currency" office:currency="EUR" office:value="44.14" calcext:value-type="currency">
            <text:p>€ 44.14</text:p>
          </table:table-cell>
          <table:table-cell table:formula="of:=[.F37]*[.C35]" office:value-type="currency" office:currency="EUR" office:value="176.56" calcext:value-type="currency">
            <text:p>€ 176.56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Floated side suppor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Ball screw shaft + nut 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9P0" style:volatile="true" number:language="en" number:country="US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0129" number:language="en" number:country="US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0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09:09:55.028520343</meta:creation-date>
    <dc:date>2024-07-22T16:45:58.314048738</dc:date>
    <meta:editing-duration>PT52M45S</meta:editing-duration>
    <meta:editing-cycles>1</meta:editing-cycles>
    <meta:document-statistic meta:table-count="1" meta:cell-count="150" meta:object-count="0"/>
    <meta:generator>LibreOffice/24.2.4.2$Linux_X86_64 LibreOffice_project/420$Build-2</meta:generator>
  </office:meta>
</office:document-meta>
</file>